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formula="of:=[.B15]*24" office:value-type="float" office:value="24" calcext:value-type="float">
            <text:p>24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table:formula="of:=[.B16]*60" office:value-type="float" office:value="1440" calcext:value-type="float">
            <text:p>1440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/>
          <table:table-cell table:formula="of:=[.B17]*60" office:value-type="float" office:value="86400" calcext:value-type="float">
            <text:p>86400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FL grav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t max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C4]/[.B23])/[.B12]" office:value-type="float" office:value="665.812207826092" calcext:value-type="float">
            <text:p>665.8122078261</text:p>
          </table:table-cell>
          <table:table-cell table:formula="of:=[.C23]/60" office:value-type="float" office:value="11.0968701304349" calcext:value-type="float">
            <text:p>11.0968701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FL u</text:p>
          </table:table-cell>
          <table:table-cell office:value-type="float" office:value="192" calcext:value-type="float">
            <text:p>192</text:p>
          </table:table-cell>
          <table:table-cell table:formula="of:=([.C4]/[.B25])/50" office:value-type="float" office:value="4169.95373883424" calcext:value-type="float">
            <text:p>4169.9537388343</text:p>
          </table:table-cell>
          <table:table-cell table:formula="of:=[.C25]/60" office:value-type="float" office:value="69.4992289805707" calcext:value-type="float">
            <text:p>69.499228980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visc I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</text:p>
          </table:table-cell>
          <table:table-cell table:formula="of:=6*[.B30]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2 (hiper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table:formula="of:=[.B3]^2/[.B31]^2" office:value-type="float" office:value="154847886.231995" calcext:value-type="float">
            <text:p>154847886.23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power</text:p>
          </table:table-cell>
          <table:table-cell table:formula="of:=[.B34]^[.B33]" office:value-type="float" office:value="2.39778678705168E+016" calcext:value-type="float">
            <text:p>2.39778678705168E+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.B35]/[.B32]" office:value-type="float" office:value="3996311311752.79" calcext:value-type="float">
            <text:p>3996311311752.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09:48:34.700641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8-05-23T09:50:46.929785809</dc:date>
    <dc:creator>Pedro Peixoto</dc:creator>
    <meta:editing-duration>PT2H35M43S</meta:editing-duration>
    <meta:editing-cycles>5</meta:editing-cycles>
    <meta:document-statistic meta:table-count="1" meta:cell-count="53" meta:object-count="0"/>
    <meta:user-defined meta:name="qrichtext">1</meta:user-defined>
  </office:meta>
</office:document-meta>
</file>